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reaPosition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ObjectAreaPosition.ObjectAreaPosition( int x , int y , int 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Area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